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Pregunta 1:</text:span> ¿Qué es un certificado digital y cuál es su propósito en la seguridad de la información?</text:p>
      <text:p text:style-name="Text_20_body"><text:span text:style-name="Strong_20_Emphasis">Respuesta 1:</text:span> Un certificado digital es un archivo electrónico que asocia una clave pública a una entidad o persona. Su propósito es verificar la identidad y autenticidad de la entidad que lo posee y garantizar la integridad y confidencialidad de los datos transmitidos.</text:p>
      <text:p text:style-name="Text_20_body"><text:span text:style-name="Strong_20_Emphasis">Pregunta 2:</text:span> ¿Cuál es la diferencia entre una clave pública y una clave privada en una infraestructura de clave pública?</text:p>
      <text:p text:style-name="Text_20_body"><text:span text:style-name="Strong_20_Emphasis">Respuesta 2:</text:span> Una clave pública se comparte libremente y se utiliza para cifrar datos o verificar firmas digitales, mientras que una clave privada se mantiene en secreto y se utiliza para descifrar datos o firmar digitalmente.</text:p>
      <text:p text:style-name="Text_20_body"><text:span text:style-name="Strong_20_Emphasis">Pregunta 3:</text:span> ¿Qué es la infraestructura de clave pública (PKI) y cuál es su función en la gestión de certificados digitales?</text:p>
      <text:p text:style-name="Text_20_body"><text:span text:style-name="Strong_20_Emphasis">Respuesta 3:</text:span> La infraestructura de clave pública (PKI) es un conjunto de políticas, procedimientos y tecnologías que se utiliza para gestionar, distribuir y revocar certificados digitales de manera segura, garantizando la confianza en la autenticidad de las entidades.</text:p>
      <text:p text:style-name="Text_20_body"><text:span text:style-name="Strong_20_Emphasis">Pregunta 4:</text:span> ¿Cómo se crea un certificado autofirmado y en qué situaciones se utiliza?</text:p>
      <text:p text:style-name="Text_20_body"><text:span text:style-name="Strong_20_Emphasis">Respuesta 4:</text:span> Un certificado autofirmado se crea mediante la generación de una clave pública y una firma digital por la misma entidad que lo utilizará. Se utiliza en entornos donde se necesita cifrar o autenticar la comunicación interna, pero no se requiere verificación por una entidad de confianza.</text:p>
      <text:p text:style-name="Text_20_body"><text:span text:style-name="Strong_20_Emphasis">Pregunta 5:</text:span> ¿Cuál es el propósito de una autoridad de certificación (CA) en una infraestructura de clave pública (PKI)?</text:p>
      <text:p text:style-name="Text_20_body"><text:span text:style-name="Strong_20_Emphasis">Respuesta 5:</text:span> Una Autoridad de Certificación (CA) es responsable de emitir, revocar y gestionar certificados digitales. Su propósito es verificar la identidad de los solicitantes de certificados y garantizar la confiabilidad de los certificados emitidos.</text:p>
      <text:p text:style-name="Text_20_body"><text:span text:style-name="Strong_20_Emphasis">Pregunta 6:</text:span> ¿Qué es la revocación de certificados y por qué es importante en una PKI?</text:p>
      <text:p text:style-name="Text_20_body"><text:span text:style-name="Strong_20_Emphasis">Respuesta 6:</text:span> La revocación de certificados es el proceso de invalidar un certificado antes de su fecha de vencimiento. Es importante para garantizar que los certificados comprometidos o no válidos no se utilicen para autenticación o cifrado.</text:p>
      <text:p text:style-name="Text_20_body"><text:span text:style-name="Strong_20_Emphasis">Pregunta 7:</text:span> ¿Cuál es la diferencia entre un certificado raíz y un certificado intermedio en una jerarquía de certificados?</text:p>
      <text:p text:style-name="Text_20_body"><text:span text:style-name="Strong_20_Emphasis">Respuesta 7:</text:span> Un certificado raíz es el certificado principal en una jerarquía de certificados y se utiliza para firmar certificados intermedios. Los certificados intermedios, a su vez, se utilizan para firmar certificados de entidades finales.</text:p>
      <text:p text:style-name="Text_20_body"><text:span text:style-name="Strong_20_Emphasis">Pregunta 8:</text:span> ¿Qué es el almacén de claves (keystore) y cuál es su función en la administración de certificados?</text:p>
      <text:p text:style-name="Text_20_body"><text:soft-page-break/><text:span text:style-name="Strong_20_Emphasis">Respuesta 8:</text:span> El almacén de claves (keystore) es un repositorio seguro donde se almacenan claves privadas y certificados digitales. Su función es proteger las claves y certificados y facilitar su uso en aplicaciones y servicios.</text:p>
      <text:p text:style-name="Text_20_body"><text:span text:style-name="Strong_20_Emphasis">Pregunta 9:</text:span> ¿Qué es una cadena de certificados (certificate chain) y por qué es importante en la validación de certificados?</text:p>
      <text:p text:style-name="Text_20_body"><text:span text:style-name="Strong_20_Emphasis">Respuesta 9:</text:span> Una cadena de certificados es una serie de certificados vinculados desde un certificado de entidad final hasta un certificado raíz de confianza. Es importante para validar la autenticidad de un certificado mediante la verificación de todos los certificados en la cadena.</text:p>
      <text:p text:style-name="Text_20_body"><text:span text:style-name="Strong_20_Emphasis">Pregunta 10:</text:span> ¿Cuál es el propósito de la extensión de uso clave (Key Usage) en un certificado digital?</text:p>
      <text:p text:style-name="Text_20_body"><text:span text:style-name="Strong_20_Emphasis">Respuesta 10:</text:span> La extensión de uso clave (Key Usage) especifica para qué propósitos puede utilizarse la clave pública en el certificado, como firma digital, cifrado o autenticación.</text:p>
      <text:p text:style-name="Text_20_body"><text:span text:style-name="Strong_20_Emphasis">Pregunta 11:</text:span> ¿Cómo se verifica la autenticidad de un certificado digital en una PKI?</text:p>
      <text:p text:style-name="Text_20_body"><text:span text:style-name="Strong_20_Emphasis">Respuesta 11:</text:span> La autenticidad de un certificado digital se verifica al comprobar su firma digital utilizando la clave pública de la entidad emisora y al verificar que el certificado no esté revocado y que esté dentro de su período de validez.</text:p>
      <text:p text:style-name="Text_20_body"><text:span text:style-name="Strong_20_Emphasis">Pregunta 12:</text:span> ¿Cuál es la diferencia entre una firma digital y un cifrado en el contexto de certificados digitales?</text:p>
      <text:p text:style-name="Text_20_body"><text:span text:style-name="Strong_20_Emphasis">Respuesta 12:</text:span> Una firma digital se utiliza para verificar la autenticidad e integridad de un mensaje o documento, mientras que el cifrado se utiliza para proteger la confidencialidad de los datos al ocultar su contenido.</text:p>
      <text:p text:style-name="Text_20_body"><text:span text:style-name="Strong_20_Emphasis">Pregunta 13:</text:span> ¿Qué es un certificado de cliente y en qué situaciones se utiliza?</text:p>
      <text:p text:style-name="Text_20_body"><text:span text:style-name="Strong_20_Emphasis">Respuesta 13:</text:span> Un certificado de cliente es un certificado digital emitido para un usuario o dispositivo cliente. Se utiliza en situaciones donde se requiere autenticación mutua, como en conexiones VPN o autenticación en servidores web.</text:p>
      <text:p text:style-name="Text_20_body"><text:span text:style-name="Strong_20_Emphasis">Pregunta 14:</text:span> ¿Cómo se realiza la renovación de un certificado digital en una PKI?</text:p>
      <text:p text:style-name="Text_20_body"><text:span text:style-name="Strong_20_Emphasis">Respuesta 14:</text:span> La renovación de un certificado digital implica generar un nuevo certificado con una nueva clave privada antes de que el certificado anterior expire y luego solicitar la firma del nuevo certificado por parte de la CA.</text:p>
      <text:p text:style-name="Text_20_body"><text:span text:style-name="Strong_20_Emphasis">Pregunta 15:</text:span> ¿Qué es un certificado de servidor y cuál es su función en la seguridad de las comunicaciones web?</text:p>
      <text:p text:style-name="Text_20_body"><text:span text:style-name="Strong_20_Emphasis">Respuesta 15:</text:span> Un certificado de servidor es un certificado digital utilizado por un servidor web para autenticar su identidad ante los clientes y cifrar las comunicaciones. Es esencial para establecer conexiones HTTPS seguras.</text:p>
      <text:p text:style-name="Text_20_body"><text:soft-page-break/><text:span text:style-name="Strong_20_Emphasis">Pregunta 16:</text:span> ¿Cuál es el propósito del Protocolo de Transport Layer Security (TLS) en la seguridad de las comunicaciones en línea?</text:p>
      <text:p text:style-name="Text_20_body"><text:span text:style-name="Strong_20_Emphasis">Respuesta 16:</text:span> El Protocolo de Transport Layer Security (TLS) se utiliza para cifrar y proteger las comunicaciones en línea, garantizando la confidencialidad e integridad de los datos transmitidos.</text:p>
      <text:p text:style-name="Text_20_body"><text:span text:style-name="Strong_20_Emphasis">Pregunta 17:</text:span> ¿Cómo se puede revocar un certificado digital en una PKI y qué métodos se utilizan para difundir la revocación?</text:p>
      <text:p text:style-name="Text_20_body"><text:span text:style-name="Strong_20_Emphasis">Respuesta 17:</text:span> Un certificado digital se puede revocar mediante una solicitud a la CA que lo emitió. La revocación se difunde a través de listas de revocación de certificados (CRL) y el Protocolo de Estado de Certificado en Línea (OCSP).</text:p>
      <text:p text:style-name="Text_20_body"><text:span text:style-name="Strong_20_Emphasis">Pregunta 18:</text:span> ¿Qué es un algoritmo de firma digital y cómo afecta la seguridad de un certificado?</text:p>
      <text:p text:style-name="Text_20_body"><text:span text:style-name="Strong_20_Emphasis">Respuesta 18:</text:span> Un algoritmo de firma digital es un método matemático utilizado para crear una firma digital en un certificado. La elección del algoritmo afecta la seguridad del certificado, ya que algunos algoritmos pueden ser más vulnerables a ataques que otros.</text:p>
      <text:p text:style-name="Text_20_body"><text:span text:style-name="Strong_20_Emphasis">Pregunta 19:</text:span> ¿Cuál es la importancia de la protección de la clave privada en la seguridad de los certificados digitales?</text:p>
      <text:p text:style-name="Text_20_body"><text:span text:style-name="Strong_20_Emphasis">Respuesta 19:</text:span> La protección de la clave privada es fundamental, ya que el acceso no autorizado a esta clave puede comprometer la seguridad de los certificados y permitir el uso indebido de la identidad digital asociada.</text:p>
      <text:p text:style-name="Text_20_body"><text:span text:style-name="Strong_20_Emphasis">Pregunta 20:</text:span> ¿Cuál es la relación entre la infraestructura de clave pública (PKI) y la seguridad en la autenticación y comunicaciones en línea?</text:p>
      <text:p text:style-name="Text_20_body"><text:span text:style-name="Strong_20_Emphasis">Respuesta 20:</text:span> La PKI proporciona la base para la autenticación y comunicaciones seguras en línea al garantizar la autenticidad y la integridad de las claves y los certificados utilizados para proteger las comunicaciones y verificar la identidad de las partes involucrada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a21e3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text:span><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riptografía</text:span> </text:p>
        <text:p text:style-name="MP2">Certificates and Public Key Infrastructures <text:s text:c="3"/></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7:09:47.618536139</dc:date>
    <meta:editing-duration>PT9H58M4S</meta:editing-duration>
    <meta:editing-cycles>142</meta:editing-cycles>
    <meta:generator>LibreOffice/7.4.1.2$Linux_X86_64 LibreOffice_project/3c58a8f3a960df8bc8fd77b461821e42c061c5f0</meta:generator>
    <meta:document-statistic meta:table-count="0" meta:image-count="1" meta:object-count="0" meta:page-count="3" meta:paragraph-count="43" meta:word-count="1119" meta:character-count="7059" meta:non-whitespace-character-count="5978"/>
  </office:meta>
</office:document-meta>
</file>